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4148" officeooo:paragraph-rsid="00084148"/>
    </style:style>
    <style:style style:name="P2" style:family="paragraph" style:parent-style-name="Standard">
      <style:text-properties officeooo:rsid="0009a6b4" officeooo:paragraph-rsid="0009a6b4"/>
    </style:style>
    <style:style style:name="P3" style:family="paragraph" style:parent-style-name="Standard">
      <style:text-properties officeooo:rsid="000a6fac" officeooo:paragraph-rsid="000a6fac"/>
    </style:style>
    <style:style style:name="P4" style:family="paragraph" style:parent-style-name="Standard">
      <style:text-properties officeooo:rsid="000bde30" officeooo:paragraph-rsid="000bd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Pi Heartrate Monitor</text:p>
      <text:p text:style-name="P1"/>
      <text:p text:style-name="P1"/>
      <text:p text:style-name="P2">Network</text:p>
      <text:p text:style-name="P2"/>
      <text:p text:style-name="P2">topic:</text:p>
      <text:p text:style-name="P2">data/{devID}</text:p>
      <text:p text:style-name="P2"/>
      <text:p text:style-name="P2">control/{devID}</text:p>
      <text:p text:style-name="P2"><text:tab/>command:STOP</text:p>
      <text:p text:style-name="P2"><text:tab/>and</text:p>
      <text:p text:style-name="P2"><text:tab/>command:STA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DATA BUFFER:</text:p>
      <text:p text:style-name="P3"><text:tab/>FIFO relies on both sides to communicate - will not store data without both sides talking</text:p>
      <text:p text:style-name="P3"/>
      <text:p text:style-name="P3"><text:tab/>SO: buffering needs to happen. In our case, this needs to happen on the read file side, because network connectivity could cause pauses longer than simply processing a file or whatever. So we need to establish a variable-length FIFO inside of the python program? Maybe?</text:p>
      <text:p text:style-name="P3"/>
      <text:p text:style-name="P4">Grab all lines and put them in a buffer</text:p>
      <text:p text:style-name="P4"/>
      <text:p text:style-name="P4">PLACE ALPHA</text:p>
      <text:p text:style-name="P4">Do we have lines?</text:p>
      <text:p text:style-name="P4"><text:tab/>yes: Read one line and push it to AWS, goto ALPHA</text:p>
      <text:p text:style-name="P4"><text:tab/>no: escape loop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9T18:02:27.249000000</meta:creation-date>
    <dc:date>2018-12-09T23:46:00.835000000</dc:date>
    <meta:editing-duration>PT4M43S</meta:editing-duration>
    <meta:editing-cycles>1</meta:editing-cycles>
    <meta:document-statistic meta:table-count="0" meta:image-count="0" meta:object-count="0" meta:page-count="1" meta:paragraph-count="16" meta:word-count="102" meta:character-count="597" meta:non-whitespace-character-count="504"/>
    <meta:generator>LibreOffice/6.0.5.2$Windows_X86_64 LibreOffice_project/54c8cbb85f300ac59db32fe8a675ff7683cd5a16</meta:generator>
  </office:meta>
</office:document-meta>
</file>